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6.608cm" fo:min-width="19.09cm"/>
    </style:style>
    <style:style style:name="gr2" style:family="graphic" style:parent-style-name="standard">
      <style:graphic-properties draw:textarea-horizontal-align="justify" draw:textarea-vertical-align="middle" draw:auto-grow-height="false" fo:min-height="14.101cm" fo:min-width="19.09cm"/>
    </style:style>
    <style:style style:name="gr3" style:family="graphic" style:parent-style-name="standard">
      <style:graphic-properties svg:stroke-color="#f10d0c" draw:fill-color="#f10d0c" draw:textarea-horizontal-align="justify" draw:textarea-vertical-align="middle" draw:auto-grow-height="false" fo:min-height="2.544cm" fo:min-width="19.09cm"/>
    </style:style>
    <style:style style:name="gr4" style:family="graphic" style:parent-style-name="standard">
      <style:graphic-properties svg:stroke-color="#dee6ef" draw:fill-color="#00a933" draw:textarea-horizontal-align="justify" draw:textarea-vertical-align="middle" draw:auto-grow-height="false" fo:min-height="0.893cm" fo:min-width="5.723cm"/>
    </style:style>
    <style:style style:name="gr5" style:family="graphic" style:parent-style-name="standard">
      <style:graphic-properties draw:fill-color="#2a6099" draw:textarea-horizontal-align="justify" draw:textarea-vertical-align="middle" draw:auto-grow-height="false" fo:min-height="2.036cm" fo:min-width="1.532cm"/>
    </style:style>
    <style:style style:name="gr6" style:family="graphic" style:parent-style-name="standard">
      <style:graphic-properties draw:stroke="none" draw:marker-start="" draw:textarea-horizontal-align="justify" draw:textarea-vertical-align="middle" draw:auto-grow-height="false" fo:min-height="1.782cm" fo:min-width="4.58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1.02cm" fo:min-width="0.77cm"/>
    </style:style>
    <style:style style:name="gr8" style:family="graphic" style:parent-style-name="standard">
      <style:graphic-properties draw:fill-color="#b4c7dc" draw:textarea-horizontal-align="justify" draw:textarea-vertical-align="middle" draw:auto-grow-height="false" fo:min-height="1.02cm" fo:min-width="0.77cm"/>
    </style:style>
    <style:style style:name="gr9" style:family="graphic" style:parent-style-name="standard">
      <style:graphic-properties draw:fill-color="#81aca6" draw:textarea-horizontal-align="justify" draw:textarea-vertical-align="middle" draw:auto-grow-height="false" fo:min-height="1.02cm" fo:min-width="0.77cm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0.675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10d0c"/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style:paragraph-properties fo:text-align="center"/>
      <style:text-properties fo:color="#333333"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-color="#2a6099"/>
      <style:paragraph-properties fo:text-align="center"/>
      <style:text-properties fo:color="#333333" fo:font-size="26pt" fo:font-weight="bold" style:font-size-asian="26pt" style:font-weight-asian="bold" style:font-size-complex="26pt" style:font-weight-complex="bold"/>
    </style:style>
    <style:style style:name="P7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-color="#2a6099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text-align="center"/>
      <style:text-properties fo:color="#333333"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-color="#2a6099"/>
      <style:paragraph-properties fo:text-align="center"/>
      <style:text-properties fo:color="#333333"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text-align="end"/>
    </style:style>
    <style:style style:name="P12" style:family="paragraph">
      <loext:graphic-properties draw:fill-color="#eeeeee"/>
      <style:paragraph-properties fo:text-align="center"/>
    </style:style>
    <style:style style:name="P13" style:family="paragraph">
      <style:paragraph-properties fo:text-align="center"/>
      <style:text-properties fo:font-weight="bold"/>
    </style:style>
    <style:style style:name="P14" style:family="paragraph">
      <loext:graphic-properties draw:fill-color="#b4c7dc"/>
      <style:paragraph-properties fo:text-align="center"/>
      <style:text-properties fo:font-weight="bold"/>
    </style:style>
    <style:style style:name="P15" style:family="paragraph">
      <loext:graphic-properties draw:fill-color="#81aca6"/>
      <style:paragraph-properties fo:text-align="center"/>
      <style:text-properties fo:font-weight="bold"/>
    </style:style>
    <style:style style:name="T1" style:family="text">
      <style:text-properties fo:color="#333333"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333333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6.858cm" svg:x="1cm" svg:y="19.1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.59cm" svg:height="14.351cm" svg:x="1cm" svg:y="4.4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9.59cm" svg:height="2.794cm" svg:x="1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223cm" svg:height="1.143cm" svg:x="8.166cm" svg:y="19.915cm">
          <text:p text:style-name="P2">MADIO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32cm" svg:height="2.286cm" svg:x="1.508cm" svg:y="22.355cm">
          <text:p text:style-name="P5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032cm" svg:height="2.286cm" svg:x="3.808cm" svg:y="22.355cm">
          <text:p text:style-name="P7"><text:span text:style-name="T2">F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032cm" svg:height="2.286cm" svg:x="6.108cm" svg:y="22.355cm">
          <text:p text:style-name="P7"><text:span text:style-name="T2">Y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32cm" svg:height="2.286cm" svg:x="8.408cm" svg:y="22.355cm">
          <text:p text:style-name="P5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32cm" svg:height="2.286cm" svg:x="10.708cm" svg:y="22.355cm">
          <text:p text:style-name="P5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32cm" svg:height="2.286cm" svg:x="13.008cm" svg:y="22.355cm">
          <text:p text:style-name="P5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032cm" svg:height="2.286cm" svg:x="15.508cm" svg:y="22.355cm">
          <text:p text:style-name="P7"><text:span text:style-name="T2">Z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2.032cm" svg:height="2.286cm" svg:x="17.808cm" svg:y="22.355cm">
          <text:p text:style-name="P9"><text:span text:style-name="T3">I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5.08cm" svg:height="2.032cm" svg:x="15.224cm" svg:y="16.494cm">
          <text:p text:style-name="P11">Matio 5: 9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27cm" svg:x="1.381cm" svg:y="4.937cm">
          <text:p text:style-name="P2">S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27cm" svg:x="2.681cm" svg:y="4.937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27cm" svg:x="3.981cm" svg:y="4.937cm">
          <text:p text:style-name="P2">M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27cm" svg:x="5.381cm" svg:y="4.937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27cm" svg:x="6.781cm" svg:y="4.937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27cm" svg:x="8.181cm" svg:y="4.937cm">
          <text:p text:style-name="P2">T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27cm" svg:x="9.581cm" svg:y="4.937cm">
          <text:p text:style-name="P2">R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27cm" svg:x="10.881cm" svg:y="4.937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27cm" svg:x="13.581cm" svg:y="4.937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27cm" svg:x="14.981cm" svg:y="4.937cm">
          <text:p text:style-name="P2">Z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27cm" svg:x="16.381cm" svg:y="4.937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27cm" svg:x="17.881cm" svg:y="4.937cm">
          <text:p text:style-name="P2">Y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27cm" svg:x="1.381cm" svg:y="6.437cm">
          <text:p text:style-name="P2"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27cm" svg:x="2.681cm" svg:y="6.437cm">
          <text:p text:style-name="P2"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27cm" svg:x="3.981cm" svg:y="6.437cm">
          <text:p text:style-name="P2"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27cm" svg:x="5.381cm" svg:y="6.437cm">
          <text:p text:style-name="P2"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27cm" svg:x="6.781cm" svg:y="6.437cm">
          <text:p text:style-name="P2"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27cm" svg:x="9.581cm" svg:y="6.437cm">
          <text:p text:style-name="P2"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27cm" svg:x="10.881cm" svg:y="6.437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27cm" svg:x="12.181cm" svg:y="6.437cm">
          <text:p text:style-name="P13">-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27cm" svg:x="13.581cm" svg:y="6.437cm">
          <text:p text:style-name="P2">P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27cm" svg:x="14.981cm" svg:y="6.437cm">
          <text:p text:style-name="P2">O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27cm" svg:x="1.381cm" svg:y="7.937cm">
          <text:p text:style-name="P2"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27cm" svg:x="2.681cm" svg:y="7.937cm">
          <text:p text:style-name="P2"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27cm" svg:x="5.381cm" svg:y="7.937cm">
          <text:p text:style-name="P2"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27cm" svg:x="6.781cm" svg:y="7.937cm">
          <text:p text:style-name="P2"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27cm" svg:x="8.181cm" svg:y="7.937cm">
          <text:p text:style-name="P2"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27cm" svg:x="10.881cm" svg:y="7.937cm">
          <text:p text:style-name="P2"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27cm" svg:x="12.181cm" svg:y="7.937cm">
          <text:p text:style-name="P2"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27cm" svg:x="1.381cm" svg:y="9.43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27cm" svg:x="2.681cm" svg:y="9.43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27cm" svg:x="3.981cm" svg:y="9.43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27cm" svg:x="5.381cm" svg:y="9.43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27cm" svg:x="6.781cm" svg:y="9.43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27cm" svg:x="8.181cm" svg:y="9.43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27cm" svg:x="10.881cm" svg:y="9.43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27cm" svg:x="12.181cm" svg:y="9.43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27cm" svg:height="1.27cm" svg:x="13.581cm" svg:y="9.437cm">
          <text:p text:style-name="P13">‘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27cm" svg:x="1.381cm" svg:y="10.93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27cm" svg:x="2.681cm" svg:y="10.93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27cm" svg:x="3.981cm" svg:y="10.93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27cm" svg:x="5.381cm" svg:y="10.93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27cm" svg:x="6.781cm" svg:y="10.93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27cm" svg:x="8.181cm" svg:y="10.93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27cm" svg:x="9.581cm" svg:y="10.93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27cm" svg:x="10.881cm" svg:y="10.93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27cm" svg:x="12.181cm" svg:y="10.93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27cm" svg:x="13.581cm" svg:y="10.93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27cm" svg:x="14.981cm" svg:y="10.93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27cm" svg:x="16.381cm" svg:y="10.93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27cm" svg:height="1.27cm" svg:x="17.881cm" svg:y="10.93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175cm" svg:height="1.27cm" svg:x="19.415cm" svg:y="10.906cm">
          <text:p text:style-name="P13">.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24T13:48:47.491283500</meta:creation-date>
    <dc:date>2019-11-25T08:15:33.118878713</dc:date>
    <meta:editing-duration>PT23M23S</meta:editing-duration>
    <meta:editing-cycles>37</meta:editing-cycles>
    <meta:generator>LibreOffice/6.3.2.2$Linux_X86_64 LibreOffice_project/30$Build-2</meta:generator>
    <meta:document-statistic meta:object-count="65"/>
  </office:meta>
</office:document-meta>
</file>